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aredLibrary.create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haredLibrary.set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aredLibrary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Library.SharedLibrary( org . apache . servicemix . jbi . deployment . SharedLibrary library , File installatio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Library.getObjectToMa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